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NIELE DA SILVA MARIN DE SOUZA</text:p>
          </table:table-cell>
          <table:table-cell office:value-type="string" table:style-name="ce5">
            <text:p>MELHORADO</text:p>
          </table:table-cell>
          <table:table-cell office:value-type="float" office:value="53991674583" table:style-name="ce5">
            <text:p>53991674583</text:p>
          </table:table-cell>
          <table:table-cell office:value-type="date" office:date-value="2025-09-17T00:00:00" table:style-name="ce6">
            <text:p>17/09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IRMAO GABINO Nº480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CHAINE DOS SANTOS MEIRELES</text:p>
          </table:table-cell>
          <table:table-cell office:value-type="string" table:style-name="ce5">
            <text:p>MELHORADO</text:p>
          </table:table-cell>
          <table:table-cell office:value-type="float" office:value="53991575706" table:style-name="ce5">
            <text:p>53991575706</text:p>
          </table:table-cell>
          <table:table-cell office:value-type="date" office:date-value="2025-09-17T00:00:00" table:style-name="ce6">
            <text:p>17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OSMAR DA ROCHA GRAFULHA Nº23 AP 5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EZEQUIEL MORALES DIAS</text:p>
          </table:table-cell>
          <table:table-cell office:value-type="string" table:style-name="ce5">
            <text:p>MELHORADO</text:p>
          </table:table-cell>
          <table:table-cell office:value-type="float" office:value="53991479111" table:style-name="ce5">
            <text:p>53991479111</text:p>
          </table:table-cell>
          <table:table-cell office:value-type="date" office:date-value="2025-09-17T00:00:00" table:style-name="ce6">
            <text:p>17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ENIDA ITALIA Nº39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BEN HUR DA ROSA FEIJO</text:p>
          </table:table-cell>
          <table:table-cell office:value-type="string" table:style-name="ce5">
            <text:p>MELHORADO</text:p>
          </table:table-cell>
          <table:table-cell office:value-type="float" office:value="53984094597" table:style-name="ce5">
            <text:p>53984094597</text:p>
          </table:table-cell>
          <table:table-cell office:value-type="date" office:date-value="2025-09-18T00:00:00" table:style-name="ce6">
            <text:p>18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SEIS LOT PESTANO Nº3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O AURELIO DE MESQUITA BORGES</text:p>
          </table:table-cell>
          <table:table-cell office:value-type="string" table:style-name="ce5">
            <text:p>MELHORADO</text:p>
          </table:table-cell>
          <table:table-cell office:value-type="float" office:value="53991610307" table:style-name="ce5">
            <text:p>53991610307</text:p>
          </table:table-cell>
          <table:table-cell office:value-type="string" table:style-name="ce6">
            <text:p>18/09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DR FRANCISCO RIBEIRO DA SILVA Nº764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OS PAULO ROLDAN BRETANHA</text:p>
          </table:table-cell>
          <table:table-cell office:value-type="string" table:style-name="ce5">
            <text:p>MELHORADO</text:p>
          </table:table-cell>
          <table:table-cell office:value-type="float" office:value="53991491441" table:style-name="ce5">
            <text:p>53991491441</text:p>
          </table:table-cell>
          <table:table-cell office:value-type="date" office:date-value="2025-09-19T00:00:00" table:style-name="ce6">
            <text:p>19/09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ANDREDES NEVES <text:s/>Nº139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A ROSANGELA HUBIE</text:p>
          </table:table-cell>
          <table:table-cell office:value-type="string" table:style-name="ce5">
            <text:p>MELHORADO</text:p>
          </table:table-cell>
          <table:table-cell office:value-type="float" office:value="53991709394" table:style-name="ce5">
            <text:p>53991709394</text:p>
          </table:table-cell>
          <table:table-cell office:value-type="date" office:date-value="2025-09-19T00:00:00" table:style-name="ce6">
            <text:p>19/09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SANTO ANTONIO <text:s/>Nº8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RICIO RIBEIRO MARQUES</text:p>
          </table:table-cell>
          <table:table-cell office:value-type="string" table:style-name="ce5">
            <text:p>MELHORADO</text:p>
          </table:table-cell>
          <table:table-cell office:value-type="float" office:value="5332724225" table:style-name="ce5">
            <text:p>5332724225</text:p>
          </table:table-cell>
          <table:table-cell office:value-type="date" office:date-value="2025-09-19T00:00:00" table:style-name="ce6">
            <text:p>19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FERNANDO OSORIO <text:s/>Nº772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EDUARDO MACHADO CUNHA</text:p>
          </table:table-cell>
          <table:table-cell office:value-type="string" table:style-name="ce5">
            <text:p>MELHORADO</text:p>
          </table:table-cell>
          <table:table-cell office:value-type="float" office:value="53997023396" table:style-name="ce5">
            <text:p>53997023396</text:p>
          </table:table-cell>
          <table:table-cell office:value-type="date" office:date-value="2025-09-22T00:00:00" table:style-name="ce6">
            <text:p>22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FRANCISCO MANOEL DA SILVA <text:s/>Nº506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GARETE FERREIRA PRESTES</text:p>
          </table:table-cell>
          <table:table-cell office:value-type="string" table:style-name="ce5">
            <text:p>MELHORADO</text:p>
          </table:table-cell>
          <table:table-cell office:value-type="float" office:value="53981003881" table:style-name="ce5">
            <text:p>53981003881</text:p>
          </table:table-cell>
          <table:table-cell office:value-type="date" office:date-value="2025-09-23T00:00:00" table:style-name="ce6">
            <text:p>23/09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RUA BARAO DE SANTA TECLA <text:s/>Nº82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TAIS BORGES SPERLING</text:p>
          </table:table-cell>
          <table:table-cell office:value-type="string" table:style-name="ce5">
            <text:p>MELHORADO</text:p>
          </table:table-cell>
          <table:table-cell office:value-type="float" office:value="53984040815" table:style-name="ce5">
            <text:p>53984040815</text:p>
          </table:table-cell>
          <table:table-cell office:value-type="date" office:date-value="2025-09-23T00:00:00" table:style-name="ce6">
            <text:p>23/09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RUA LINDOLFO MALAQUIAS DE BORBA <text:s/>Nº234</text:p>
          </table:table-cell>
          <table:table-cell office:value-type="string" table:style-name="ce4">
            <text:p>CAPS DA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Usuário do Windows</meta:initial-creator>
    <dc:creator>Recepção Coordenação</dc:creator>
    <meta:creation-date>2016-07-13T11:42:24Z</meta:creation-date>
    <dc:date>2025-09-24T12:30:03Z</dc:date>
    <meta:print-date>2024-06-07T20:11:09Z</meta:print-date>
    <meta:editing-cycles>4109</meta:editing-cycles>
    <meta:editing-duration>PT4597053S</meta:editing-duration>
  </office:meta>
</office:document-meta>
</file>